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602cm" style:rel-column-width="908*"/>
    </style:style>
    <style:style style:name="Table1.B" style:family="table-column">
      <style:table-column-properties style:column-width="9.731cm" style:rel-column-width="5517*"/>
    </style:style>
    <style:style style:name="Table1.C" style:family="table-column">
      <style:table-column-properties style:column-width="5.667cm" style:rel-column-width="3213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08abcd" officeooo:paragraph-rsid="0008abcd"/>
    </style:style>
    <style:style style:name="P2" style:family="paragraph" style:parent-style-name="Heading_20_2">
      <style:text-properties officeooo:rsid="0008abcd" officeooo:paragraph-rsid="0008abcd"/>
    </style:style>
    <style:style style:name="P3" style:family="paragraph" style:parent-style-name="Subtitle">
      <style:text-properties officeooo:rsid="0008abcd" officeooo:paragraph-rsid="0008abcd"/>
    </style:style>
    <style:style style:name="P4" style:family="paragraph" style:parent-style-name="Table_20_Contents">
      <style:text-properties officeooo:rsid="0008abcd" officeooo:paragraph-rsid="0008abcd"/>
    </style:style>
    <style:style style:name="P5" style:family="paragraph" style:parent-style-name="Table_20_Contents">
      <style:text-properties officeooo:rsid="000980f9" officeooo:paragraph-rsid="000980f9"/>
    </style:style>
    <style:style style:name="P6" style:family="paragraph" style:parent-style-name="Table_20_Contents">
      <style:text-properties officeooo:rsid="000a811a" officeooo:paragraph-rsid="000a811a"/>
    </style:style>
    <style:style style:name="P7" style:family="paragraph" style:parent-style-name="Table_20_Contents">
      <style:text-properties fo:font-weight="bold" officeooo:rsid="000a811a" officeooo:paragraph-rsid="000a811a" style:font-weight-asian="bold" style:font-weight-complex="bold"/>
    </style:style>
    <style:style style:name="P8" style:family="paragraph" style:parent-style-name="Table_20_Contents">
      <style:text-properties officeooo:rsid="000ba98a" officeooo:paragraph-rsid="000ba98a"/>
    </style:style>
    <style:style style:name="P9" style:family="paragraph" style:parent-style-name="Text_20_body">
      <style:text-properties officeooo:rsid="0008abcd" officeooo:paragraph-rsid="0008abcd"/>
    </style:style>
    <style:style style:name="P10" style:family="paragraph" style:parent-style-name="Text_20_body">
      <style:text-properties officeooo:paragraph-rsid="0008abcd"/>
    </style:style>
    <style:style style:name="P11" style:family="paragraph" style:parent-style-name="Title">
      <style:text-properties officeooo:rsid="0008abcd" officeooo:paragraph-rsid="0008abcd"/>
    </style:style>
    <style:style style:name="T1" style:family="text">
      <style:text-properties officeooo:rsid="000980f9"/>
    </style:style>
    <style:style style:name="T2" style:family="text">
      <style:text-properties officeooo:rsid="000ba9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elivery Management System</text:p>
      <text:p text:style-name="P3">Requirements &amp; Function Specification</text:p>
      <text:h text:style-name="P1" text:outline-level="1">Operational Requirement List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51668863712">
          <table:table-cell table:style-name="Table1.A1" table:number-columns-spanned="3" office:value-type="string">
            <text:p text:style-name="P7">Client Management</text:p>
          </table:table-cell>
          <table:covered-table-cell/>
          <table:covered-table-cell/>
        </table:table-row>
        <table:table-row table:style-name="TableLine94251668863712">
          <table:table-cell table:style-name="Table1.A2" office:value-type="string">
            <text:p text:style-name="P4">DMS1</text:p>
          </table:table-cell>
          <table:table-cell table:style-name="Table1.A2" office:value-type="string">
            <text:p text:style-name="P4">The <text:span text:style-name="T1">DMS must allow clients to be added and modified</text:span>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251668863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The DMS must allow deliveries to be added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251668863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The DMS must allow a delivery to be associated to a clien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251668863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The DMS must record details sufficient to allow a delivery to be made to a clien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251668863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The DMS must record details sufficient to enable searching and retrieving unique clients (i.e. existing clients)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251668863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The DMS must restrict deliveries to specified locales (suburbs)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251668863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251668863712">
          <table:table-cell table:style-name="Table1.C2" table:number-columns-spanned="3" office:value-type="string">
            <text:p text:style-name="P7">User Management</text:p>
          </table:table-cell>
          <table:covered-table-cell/>
          <table:covered-table-cell/>
        </table:table-row>
        <table:table-row table:style-name="TableLine94251668863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The DMS must allow users to be added and removed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251668863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The DMS must have passwords for us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251668863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The DMS must allow users to modify their password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251668863712"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6">The DMS must employ role based acces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251668863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251668863712">
          <table:table-cell table:style-name="Table1.C2" table:number-columns-spanned="3" office:value-type="string">
            <text:p text:style-name="P7">Reporting</text:p>
          </table:table-cell>
          <table:covered-table-cell/>
          <table:covered-table-cell/>
        </table:table-row>
        <table:table-row table:style-name="TableLine94251668863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The DMS must produce a delivery report <text:span text:style-name="T2">for a specified valid period between two dates.</text:span>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251668863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The delivery report must be formatted in such a way to enable easy separation of individual line items to attach to a delivery.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251668863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251668863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251668863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9"/>
      <text:h text:style-name="P2" text:outline-level="2">Functional Definition</text:h>
      <table:table table:name="Table2" table:style-name="Table2">
        <table:table-column table:style-name="Table2.A" table:number-columns-repeated="3"/>
        <table:table-row table:style-name="TableLine94251669757968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 table:style-name="TableLine94251669757968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 table:style-name="TableLine94251669757968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251669757968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251669757968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251669757968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251669757968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251669757968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7:42:02.558304373</meta:creation-date>
    <dc:date>2022-07-12T18:31:54.877079191</dc:date>
    <meta:editing-duration>PT7M31S</meta:editing-duration>
    <meta:editing-cycles>2</meta:editing-cycles>
    <meta:generator>LibreOffice/7.3.4.2$Linux_X86_64 LibreOffice_project/30$Build-2</meta:generator>
    <meta:document-statistic meta:table-count="2" meta:image-count="0" meta:object-count="0" meta:page-count="2" meta:paragraph-count="20" meta:word-count="160" meta:character-count="947" meta:non-whitespace-character-count="807"/>
  </office:meta>
</office:document-meta>
</file>